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18cec" officeooo:paragraph-rsid="00118cec"/>
    </style:style>
    <style:style style:name="P2" style:family="paragraph" style:parent-style-name="Heading_20_2">
      <style:text-properties officeooo:rsid="0014c669" officeooo:paragraph-rsid="0014c669"/>
    </style:style>
    <style:style style:name="P3" style:family="paragraph" style:parent-style-name="Heading_20_2">
      <style:text-properties officeooo:rsid="00184d8e" officeooo:paragraph-rsid="00184d8e"/>
    </style:style>
    <style:style style:name="P4" style:family="paragraph" style:parent-style-name="Text_20_body">
      <style:text-properties officeooo:rsid="00118cec" officeooo:paragraph-rsid="00118cec"/>
    </style:style>
    <style:style style:name="P5" style:family="paragraph" style:parent-style-name="Text_20_body">
      <style:text-properties officeooo:paragraph-rsid="00118cec"/>
    </style:style>
    <style:style style:name="P6"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118cec" style:text-blinking="false" fo:background-color="transparent"/>
    </style:style>
    <style:style style:name="P7" style:family="paragraph" style:parent-style-name="Text_20_body">
      <style:text-properties officeooo:rsid="0013515c" officeooo:paragraph-rsid="0013515c"/>
    </style:style>
    <style:style style:name="P8" style:family="paragraph" style:parent-style-name="Text_20_body">
      <style:text-properties officeooo:rsid="0014c669" officeooo:paragraph-rsid="0014c669"/>
    </style:style>
    <style:style style:name="P9" style:family="paragraph" style:parent-style-name="Text_20_body" style:list-style-name="L1">
      <style:text-properties officeooo:rsid="0014c669" officeooo:paragraph-rsid="0014c669"/>
    </style:style>
    <style:style style:name="P10" style:family="paragraph" style:parent-style-name="Text_20_body" style:list-style-name="L1">
      <style:text-properties officeooo:rsid="0014c669" officeooo:paragraph-rsid="00162402"/>
    </style:style>
    <style:style style:name="P11" style:family="paragraph" style:parent-style-name="Text_20_body">
      <style:text-properties officeooo:paragraph-rsid="0014c669"/>
    </style:style>
    <style:style style:name="P12" style:family="paragraph" style:parent-style-name="Text_20_body">
      <style:text-properties officeooo:paragraph-rsid="00184d8e"/>
    </style:style>
    <style:style style:name="P13" style:family="paragraph" style:parent-style-name="Text_20_body">
      <style:text-properties fo:font-style="italic" officeooo:rsid="00184d8e" officeooo:paragraph-rsid="00184d8e" style:font-style-asian="italic" style:font-style-complex="italic"/>
    </style:style>
    <style:style style:name="P14" style:family="paragraph" style:parent-style-name="Text_20_body">
      <style:text-properties officeooo:paragraph-rsid="001a09f3"/>
    </style:style>
    <style:style style:name="P15" style:family="paragraph" style:parent-style-name="Text_20_body">
      <style:text-properties officeooo:paragraph-rsid="001bb7b2"/>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18cec" officeooo:paragraph-rsid="00118cec" style:text-blinking="false" fo:background-color="transparent"/>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6f5c7" officeooo:paragraph-rsid="0016f5c7" style:text-blinking="false" fo:background-color="transparent" style:font-style-asian="normal" style:font-style-complex="normal"/>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6f5c7" officeooo:paragraph-rsid="001875bd" style:text-blinking="false" fo:background-color="transparent" style:font-style-asian="normal" style:font-style-complex="normal"/>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a09f3" officeooo:paragraph-rsid="001a09f3" style:text-blinking="false" fo:background-color="transparent" style:font-style-asian="normal" style:font-style-complex="normal"/>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italic" style:text-underline-style="none" fo:font-weight="normal" officeooo:rsid="001388d7" officeooo:paragraph-rsid="0016f5c7" style:text-blinking="false" fo:background-color="transparent" style:font-style-asian="italic" style:font-style-complex="italic"/>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font-style-asian="italic" style:font-style-complex="italic"/>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italic" style:text-underline-style="none" fo:font-weight="normal" officeooo:paragraph-rsid="001a09f3" style:text-blinking="false" fo:background-color="transparent" style:font-style-asian="italic" style:font-style-complex="italic"/>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italic" style:text-underline-style="none" fo:font-weight="normal" officeooo:rsid="001875bd" officeooo:paragraph-rsid="001875bd" style:text-blinking="false" fo:background-color="transparent" style:font-style-asian="italic" style:font-style-complex="italic"/>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italic" style:text-underline-style="none" fo:font-weight="normal" officeooo:rsid="001d3437" officeooo:paragraph-rsid="001d3437" style:text-blinking="false" fo:background-color="transparent" style:font-style-asian="italic" style:font-style-complex="italic"/>
    </style:style>
    <style:style style:name="P26" style:family="paragraph" style:parent-style-name="Text_20_body">
      <style:paragraph-properties fo:margin-top="0in" fo:margin-bottom="0in" loext:contextual-spacing="false" fo:line-height="138%" style:writing-mode="lr-tb"/>
      <style:text-properties officeooo:paragraph-rsid="001875bd"/>
    </style:style>
    <style:style style:name="P27" style:family="paragraph" style:parent-style-name="Text_20_body">
      <style:paragraph-properties fo:margin-top="0in" fo:margin-bottom="0in" loext:contextual-spacing="false" fo:line-height="138%" style:writing-mode="lr-tb"/>
      <style:text-properties officeooo:paragraph-rsid="001bb7b2"/>
    </style:style>
    <style:style style:name="P28" style:family="paragraph" style:parent-style-name="Text_20_body">
      <style:paragraph-properties fo:margin-top="0in" fo:margin-bottom="0in" loext:contextual-spacing="false" fo:line-height="138%" style:writing-mode="lr-tb"/>
      <style:text-properties fo:font-style="italic" officeooo:paragraph-rsid="00118cec" style:font-style-asian="italic" style:font-style-complex="italic"/>
    </style:style>
    <style:style style:name="P29" style:family="paragraph" style:parent-style-name="Text_20_body">
      <style:paragraph-properties fo:margin-top="0in" fo:margin-bottom="0in" loext:contextual-spacing="false" fo:line-height="138%" style:writing-mode="lr-tb"/>
      <style:text-properties fo:font-style="italic" officeooo:paragraph-rsid="001bb7b2" style:font-style-asian="italic" style:font-style-complex="italic"/>
    </style:style>
    <style:style style:name="T1" style:family="text">
      <style:text-properties officeooo:rsid="00118cec"/>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875b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16f5c7" style:text-blinking="false" fo:background-color="transparent" loext:char-shading-value="0" style:font-style-asian="normal" style:font-style-complex="normal"/>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1875bd" style:text-blinking="false" fo:background-color="transparent" loext:char-shading-value="0" style:font-style-asian="normal" style:font-style-complex="normal"/>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bb7b2"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d3437"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style:text-underline-style="none" fo:font-weight="normal" officeooo:rsid="00118cec"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style:text-underline-style="none" fo:font-weight="normal" officeooo:rsid="0013515c"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style:text-underline-style="none" fo:font-weight="normal" officeooo:rsid="001388d7"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style:text-underline-style="none" fo:font-weight="normal" officeooo:rsid="001d3437"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style:text-underline-style="none" fo:font-weight="normal" officeooo:rsid="001bb7b2"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15" style:family="text">
      <style:text-properties fo:font-variant="normal" fo:text-transform="none" fo:color="#000000" style:text-line-through-style="none" style:text-line-through-type="none" style:font-name="Arial" fo:font-size="11pt" fo:font-style="italic" style:text-underline-style="none" fo:font-weight="normal" officeooo:rsid="001875bd" style:text-blinking="false" fo:background-color="transparent" loext:char-shading-value="0" style:font-style-asian="italic" style:font-style-complex="italic"/>
    </style:style>
    <style:style style:name="T16" style:family="text">
      <style:text-properties fo:font-variant="normal" fo:text-transform="none" fo:color="#000000" style:text-line-through-style="none" style:text-line-through-type="none" style:font-name="Arial" fo:font-size="11pt" fo:font-style="italic" style:text-underline-style="none" fo:font-weight="normal" officeooo:rsid="00184d8e" style:text-blinking="false" fo:background-color="transparent" loext:char-shading-value="0" style:font-style-asian="italic" style:font-style-complex="italic"/>
    </style:style>
    <style:style style:name="T17" style:family="text">
      <style:text-properties fo:font-variant="normal" fo:text-transform="none" fo:color="#000000" style:text-line-through-style="none" style:text-line-through-type="none" style:font-name="Arial" fo:font-size="11pt" fo:font-style="italic" style:text-underline-style="none" fo:font-weight="normal" officeooo:rsid="001dbb64" style:text-blinking="false" fo:background-color="transparent" loext:char-shading-value="0" style:font-style-asian="italic" style:font-style-complex="italic"/>
    </style:style>
    <style:style style:name="T18" style:family="text">
      <style:text-properties officeooo:rsid="0013515c"/>
    </style:style>
    <style:style style:name="T19" style:family="text">
      <style:text-properties officeooo:rsid="0014c669"/>
    </style:style>
    <style:style style:name="T20" style:family="text">
      <style:text-properties officeooo:rsid="00162402"/>
    </style:style>
    <style:style style:name="T21" style:family="text">
      <style:text-properties officeooo:rsid="0016f5c7"/>
    </style:style>
    <style:style style:name="T22" style:family="text">
      <style:text-properties officeooo:rsid="00184d8e"/>
    </style:style>
    <style:style style:name="T23" style:family="text">
      <style:text-properties fo:font-weight="normal" style:font-weight-asian="normal" style:font-weight-complex="normal"/>
    </style:style>
    <style:style style:name="T24" style:family="text">
      <style:text-properties fo:font-weight="normal" officeooo:rsid="00184d8e" style:font-weight-asian="normal" style:font-weight-complex="normal"/>
    </style:style>
    <style:style style:name="T25" style:family="text">
      <style:text-properties fo:font-weight="normal" officeooo:rsid="001875bd" style:font-weight-asian="normal" style:font-weight-complex="normal"/>
    </style:style>
    <style:style style:name="T26" style:family="text">
      <style:text-properties officeooo:rsid="001875bd"/>
    </style:style>
    <style:style style:name="T27" style:family="text">
      <style:text-properties officeooo:rsid="001a09f3"/>
    </style:style>
    <style:style style:name="T28" style:family="text">
      <style:text-properties fo:language="en" fo:country="US"/>
    </style:style>
    <style:style style:name="T29" style:family="text">
      <style:text-properties fo:language="en" fo:country="US" officeooo:rsid="001bb7b2"/>
    </style:style>
    <style:style style:name="T30" style:family="text">
      <style:text-properties fo:language="en" fo:country="US" fo:font-style="italic" style:font-style-asian="italic" style:font-style-complex="italic"/>
    </style:style>
    <style:style style:name="T31" style:family="text">
      <style:text-properties fo:language="en" fo:country="US" fo:font-style="italic" officeooo:rsid="001d3437" style:font-style-asian="italic" style:font-style-complex="italic"/>
    </style:style>
    <style:style style:name="T32" style:family="text">
      <style:text-properties fo:language="en" fo:country="US" fo:font-style="italic" officeooo:rsid="001dbb64" style:font-style-asian="italic" style:font-style-complex="italic"/>
    </style:style>
    <style:style style:name="T33" style:family="text">
      <style:text-properties fo:language="en" fo:country="US" fo:font-style="italic" officeooo:rsid="001faaee" style:font-style-asian="italic" style:font-style-complex="italic"/>
    </style:style>
    <style:style style:name="T34" style:family="text">
      <style:text-properties officeooo:rsid="001bb7b2"/>
    </style:style>
    <style:style style:name="T35" style:family="text">
      <style:text-properties officeooo:rsid="001d3437"/>
    </style:style>
    <style:style style:name="T36" style:family="text">
      <style:text-properties fo:font-style="normal" officeooo:rsid="001d3437" style:font-style-asian="normal" style:font-style-complex="normal"/>
    </style:style>
    <style:style style:name="T37" style:family="text">
      <style:text-properties officeooo:rsid="001dbb6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itle</text:h>
      <text:p text:style-name="P4">The pitch</text:p>
      <text:h text:style-name="Heading_20_1" text:outline-level="1">Wake World</text:h>
      <text:p text:style-name="P5"><text:span text:style-name="T1">A place filled with secrets. </text:span><text:span text:style-name="T18">A scene of constant battle between those who wish to reveal them, and those who strive to protect them from prying eyes.</text:span></text:p>
      <text:h text:style-name="P2" text:outline-level="2">Artifacts</text:h>
      <text:p text:style-name="P11"><text:span text:style-name="T19">Special items that allow further research or unlock special abilities.</text:span></text:p>
      <text:p text:style-name="P8">Examples: </text:p>
      <text:list xml:id="list1371991852" text:style-name="L1">
        <text:list-item>
          <text:p text:style-name="P9">A rare copy of a dream journal of a renown poet who dissapeared without a trace a century ago.</text:p>
        </text:list-item>
        <text:list-item>
          <text:p text:style-name="P10">A <text:span text:style-name="T20">primitive</text:span> dagger <text:span text:style-name="T20">decorated with ivory</text:span> <text:span text:style-name="T20">from the collection of a deceased explorer</text:span>, <text:span text:style-name="T20">allegedly cursed by the chieftain from which the explorer got it.</text:span></text:p>
        </text:list-item>
        <text:list-item>
          <text:p text:style-name="P10"/>
        </text:list-item>
      </text:list>
      <text:h text:style-name="Heading_20_1" text:outline-level="1">Dream World</text:h>
      <text:p text:style-name="P4">The realm in which adventures takes place if the player performs a relevant ritual before sleeping.</text:p>
      <text:p text:style-name="P7">It is separated in to connected realms.</text:p>
      <text:h text:style-name="Heading_20_2" text:outline-level="2">Forgotten Albion</text:h>
      <text:p text:style-name="P28"><text:span text:style-name="T10">The familiar smell of dry earth fills your nostrils as you stand up from the rocky ground. </text:span><text:span text:style-name="T11">You are surrounded by t</text:span><text:span text:style-name="T8">all grasses </text:span><text:span text:style-name="T11">on</text:span><text:span text:style-name="T10"> all directions. A blanket</text:span><text:span text:style-name="T9"> of </text:span><text:span text:style-name="T8">ivory clouds </text:span><text:span text:style-name="T10">fills the sky above you</text:span><text:span text:style-name="T8">. You </text:span><text:span text:style-name="T10">seem to</text:span><text:span text:style-name="T8"> recognize what you see as the unending steps of </text:span><text:span text:style-name="T9">F</text:span><text:span text:style-name="T8">orgotten Albion.</text:span></text:p>
      <text:p text:style-name="P17">Forgotten Albion is the first dream realm to which the player gains access.</text:p>
      <text:p text:style-name="P21">The <text:span text:style-name="T21">fierce winds are blowing you away. You can feel your consciousness fade as the wind whistles in your ears.</text:span></text:p>
      <text:p text:style-name="P18"><text:span text:style-name="T26">Walking with the winds allows for discovering places in this realm</text:span>, while struggling against the winds forces the player back awake with renown vigor.</text:p>
      <text:p text:style-name="P19">Allowing for the winds to carry the player away unlocks the sea themed realm</text:p>
      <text:p text:style-name="P25">You notice a single black feather spinning around in the wind like a maple seed. It goes up and down as it dances in the wind. </text:p>
      <text:p text:style-name="P24">As you stumble through...</text:p>
      <text:p text:style-name="P26"><text:span text:style-name="T3">Story: </text:span><text:span text:style-name="T2">A clump of Short berry bushes </text:span><text:span text:style-name="T3">is surrounded by chatty crows. </text:span><text:span text:style-name="T4">You notice a cat hiding among the grasses. </text:span><text:span text:style-name="T5">It notices you as well. You can either worn the crows or sit back and watch.</text:span></text:p>
      <text:p text:style-name="P26"><text:span text:style-name="T5"/></text:p>
      <text:p text:style-name="P26"><text:soft-page-break/><text:span text:style-name="T15">The birds recognize you as the </text:span><text:span text:style-name="T16">generous </text:span><text:span text:style-name="T15">person that often shared his bread crumbs. </text:span><text:span text:style-name="T16">You have been invited to join them in gossip. </text:span></text:p>
      <text:h text:style-name="P3" text:outline-level="2">King of Albion</text:h>
      <text:p text:style-name="P13">On top of a tiny hill <text:span text:style-name="T26">you notice the king of all scarecrows, beaming with royal power</text:span>.</text:p>
      <text:p text:style-name="P12"><text:span text:style-name="T22">A scarecrow </text:span><text:span text:style-name="T26">that</text:span><text:span text:style-name="T22"> rules over the lands of Forgotten Albion. He has a mutually beneficial deal with the </text:span><text:span text:style-name="T23">corvid</text:span><text:span text:style-name="T24">s – the kings power comes from the effigies the humans make in his image to protect their crops from birds. He shares </text:span><text:span text:style-name="T25">some of</text:span><text:span text:style-name="T24"> his power with the birds </text:span><text:span text:style-name="T25">in exchange for them avoiding the fields that gave tribute to the king.</text:span></text:p>
      <text:p text:style-name="P6"/>
      <text:p text:style-name="P16"/>
      <text:p text:style-name="Text_20_body"/>
      <text:h text:style-name="Heading_20_1" text:outline-level="1"><text:span text:style-name="T27">C</text:span>ity of <text:span text:style-name="T27">W</text:span>anderers</text:h>
      <text:p text:style-name="P23"><text:span text:style-name="T27">The city where</text:span> nobody lives, <text:span text:style-name="T27">yet m</text:span>any call it their home.</text:p>
      <text:p text:style-name="P15"><text:span text:style-name="T34">A seemingly random collection of gardens, parks and homes surrounded by a wall covered in vines with crimson leaves. Only those that now the secret of the vines can enter. This knowledge is both a blessing and a curse – for possessing it allows for one to venture inside, but it also seals the dreamers fate. For in order to enter one needs to know that the purpose of the vines is not </text:span><text:span text:style-name="T35">prevent</text:span><text:span text:style-name="T34"> the dreamers from </text:span><text:span text:style-name="T35">entering, but to protect the city from the ancient horrors that wish to consume it. And by becoming aware of the </text:span></text:p>
      <text:h text:style-name="Heading_20_1" text:outline-level="1">The arboreal realm</text:h>
      <text:p text:style-name="P14"><text:span text:style-name="T27">A deep and dark forest. It represents the power of untamed nature. It has no name as it cannot be bound by mortals.</text:span></text:p>
      <text:p text:style-name="P16"><text:span text:style-name="T27">A</text:span> certain bear <text:span text:style-name="T27">resides there which can help the player in their journey.</text:span></text:p>
      <text:p text:style-name="P22"><text:span text:style-name="T36">Upon first meeting: </text:span>If this was my forest, your life would be mine - for i claim all that enters my domain!</text:p>
      <text:p text:style-name="P20">Following a short discussion the bear is willing to offer a deal.</text:p>
      <text:p text:style-name="P27"><text:span text:style-name="T14">I will grant you the knowledge you </text:span><text:span text:style-name="T17">seek</text:span><text:span text:style-name="T14"> in exchange for a </text:span><text:bookmark text:name="tw-target-text"/><text:span text:style-name="T30">favor. </text:span><text:span text:style-name="T31">I yearn for the sweetness </text:span><text:span text:style-name="T32">of the juicy yellow lumps.</text:span></text:p>
      <text:p text:style-name="P29"><text:span text:style-name="T12">V</text:span><text:span text:style-name="T8">enture deep in to the forest and find a cave covered in Moss as blue as the crystal pond. You will leave </text:span><text:span text:style-name="T13">the offering deep inside.</text:span></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6T11:33:08.484120619</meta:creation-date>
    <meta:generator>LibreOffice/6.4.7.2$Linux_X86_64 LibreOffice_project/40$Build-2</meta:generator>
    <dc:date>2022-10-16T15:51:57.530621743</dc:date>
    <meta:editing-duration>PT19M8S</meta:editing-duration>
    <meta:editing-cycles>3</meta:editing-cycles>
    <meta:document-statistic meta:table-count="0" meta:image-count="0" meta:object-count="0" meta:page-count="2" meta:paragraph-count="36" meta:word-count="640" meta:character-count="3479" meta:non-whitespace-character-count="2871"/>
  </office:meta>
</office:document-meta>
</file>